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e91" officeooo:paragraph-rsid="000385d5"/>
    </style:style>
    <style:style style:name="P2" style:family="paragraph" style:parent-style-name="Standard">
      <style:text-properties officeooo:rsid="0001ce91" officeooo:paragraph-rsid="000385d5"/>
    </style:style>
    <style:style style:name="P3" style:family="paragraph" style:parent-style-name="Standard">
      <style:text-properties officeooo:rsid="00057f21" officeooo:paragraph-rsid="00057f2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as-char" svg:y="-0.377cm" svg:width="3.52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Berechnen der Aktuellen Zeit</text:p>
      <text:p text:style-name="P1"><draw:frame draw:style-name="fr1" draw:name="Object2" text:anchor-type="as-char" svg:y="-0.377cm" svg:width="2.775cm" svg:height="0.53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Berechnen der aktuellen Winkelgeschwindigkeit</text:p>
      <text:p text:style-name="P1"><draw:frame draw:style-name="fr1" draw:name="Object3" text:anchor-type="as-char" svg:y="-0.619cm" svg:width="1.68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3">Berechnen des Aktuellen Winkels</text:p>
      <text:p text:style-name="P1"><draw:frame draw:style-name="fr1" draw:name="Object4" text:anchor-type="as-char" svg:y="-0.399cm" svg:width="2.26cm" svg:height="0.77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3">Drehung für die Vorführung:</text:p>
      <text:p text:style-name="P1"><draw:frame draw:style-name="fr2" draw:name="Object5" text:anchor-type="as-char" svg:y="-0.377cm" svg:width="2.15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9:33:32.301649087</meta:creation-date>
    <meta:editing-duration>PT15S</meta:editing-duration>
    <meta:editing-cycles>2</meta:editing-cycles>
    <meta:generator>LibreOffice/5.1.4.2$Linux_X86_64 LibreOffice_project/10m0$Build-2</meta:generator>
    <meta:initial-creator>Ruben Haag</meta:initial-creator>
    <dc:date>2017-01-06T19:44:05.551242886</dc:date>
    <dc:creator>Ruben Haag</dc:creator>
    <meta:document-statistic meta:table-count="0" meta:image-count="0" meta:object-count="5" meta:page-count="1" meta:paragraph-count="9" meta:word-count="16" meta:character-count="131" meta:non-whitespace-character-count="119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 mathvariant="normal">Δ</mi>
      </mrow>
      <mrow>
        <mi>t</mi>
        <mo stretchy="false">=</mo>
        <mrow>
          <msub>
            <mi>t</mi>
            <mi mathvariant="italic">ende</mi>
          </msub>
          <mo stretchy="false">−</mo>
          <msub>
            <mi>t</mi>
            <mi mathvariant="italic">anfang</mi>
          </msub>
        </mrow>
      </mrow>
    </mrow>
    <annotation encoding="StarMath 5.0">T = %DELTA t = t_{ende} - t_{ anfang }</annotation>
  </semantics>
</math>
</file>

<file path=Object 2/content.xml><?xml version="1.0" encoding="utf-8"?>
<math xmlns="http://www.w3.org/1998/Math/MathML" display="block">
  <semantics>
    <mrow>
      <mi>t</mi>
      <mo stretchy="false">=</mo>
      <mrow>
        <msub>
          <mi>t</mi>
          <mi mathvariant="italic">aktuell</mi>
        </msub>
        <mo stretchy="false">−</mo>
        <msub>
          <mi>t</mi>
          <mi mathvariant="italic">anfang</mi>
        </msub>
      </mrow>
    </mrow>
    <annotation encoding="StarMath 5.0">t = t_{aktuell} - t_{ anfang }</annotation>
  </semantics>
</math>
</file>

<file path=Object 3/content.xml><?xml version="1.0" encoding="utf-8"?>
<math xmlns="http://www.w3.org/1998/Math/MathML" display="block">
  <semantics>
    <mrow>
      <mi mathvariant="normal">ω</mi>
      <mo stretchy="false">=</mo>
      <mfrac>
        <mrow>
          <mn>2</mn>
          <mo stretchy="false">∗</mo>
          <mi mathvariant="normal">π</mi>
        </mrow>
        <mi>T</mi>
      </mfrac>
    </mrow>
    <annotation encoding="StarMath 5.0">%omega  = 2 * %pi over T</annotation>
  </semantics>
</math>
</file>

<file path=Object 4/content.xml><?xml version="1.0" encoding="utf-8"?>
<math xmlns="http://www.w3.org/1998/Math/MathML" display="block">
  <semantics>
    <mrow>
      <mi mathvariant="normal">α</mi>
      <mo stretchy="false">=</mo>
      <mrow>
        <mrow>
          <mi mathvariant="normal">ω</mi>
          <mo stretchy="false">∗</mo>
          <mi>t</mi>
        </mrow>
        <mo stretchy="false">−</mo>
        <mfrac>
          <mi mathvariant="normal">π</mi>
          <mn>2</mn>
        </mfrac>
      </mrow>
    </mrow>
    <annotation encoding="StarMath 5.0">%alpha = %omega * t - %pi over 2</annotation>
  </semantics>
</math>
</file>

<file path=Object 5/content.xml><?xml version="1.0" encoding="utf-8"?>
<math xmlns="http://www.w3.org/1998/Math/MathML" display="block">
  <semantics>
    <mrow>
      <mi mathvariant="normal">α</mi>
      <mo stretchy="false">=</mo>
      <mrow>
        <mi mathvariant="normal">α</mi>
        <mo stretchy="false">+</mo>
        <mrow>
          <mn>2</mn>
          <mo stretchy="false">∗</mo>
          <mi mathvariant="normal">π</mi>
        </mrow>
      </mrow>
    </mrow>
    <annotation encoding="StarMath 5.0">%alpha  = %alpha + 2*%pi</annotation>
  </semantics>
</math>
</file>